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/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18<text:bookmark-end text:name="Text14"/></text:p>
            <text:p text:style-name="Normální">KVOP-33152/2018<text:bookmark-end text:name="Text2"/></text:p>
            <text:p text:style-name="Normální"><text:bookmark-start text:name="Text6"/>30. 07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B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<text:s/>pane<text:s/>B.,</text:p>
      <text:p text:style-name="Základnítext">dne 15. 7. 2018 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8">poskytnutí kopie sdělení Úřadu městské části Praha 6 ze dne 7. 12. 2017, č.j. MCP6 129663/2017, TAJ 107/17/CHUP,</text:p>
        </text:list-item>
        <text:list-item>
          <text:p text:style-name="P19">poskytnutí kopie žaloby ve veřejném zájmu, podané ve věci fotovoltaické elektrárny v obci Moldava,</text:p>
        </text:list-item>
        <text:list-item>
          <text:p text:style-name="P20">sdělení, zda veřejný ochránce práv podal nějakou další žalobu ve veřejném zájmu a pokud ano, žádáte o její zaslání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 a 2<text:s/></text:p>
      <text:p text:style-name="Základnítext">kopie požadovaných dokumentů.</text:p>
      <text:p text:style-name="Základnítext">K bodu č. 3</text:p>
      <text:p text:style-name="Základnítext">Žaloba ve veřejném zájmu, podaná bývalým veřejným ochráncem práv JUDr. Pavlem Varvařovským ve věci fotovoltaické elektrárny v obci Moldava, byla prozatím jedinou žalobou ve veřejném zájmu, kterou veřejný ochránce práv podal.<text:s/></text:p>
      <text:p text:style-name="Základnítext"/>
      <text:p text:style-name="podpis">Mgr. Jana Gregorová v. r.</text:p>
      <text:p text:style-name="podpis">zástupkyně ředitelky právní sekce</text:p>
      <text:p text:style-name="podpis">(dopis je opatřen elektronickým podpisem)</text:p>
      <text:h text:style-name="Nadpis1" text:outline-level="1">Přílohy:<text:s/></text:h>
      <text:p text:style-name="P21">Vyjádření tajemníka<text:s/>Úřadu městské části Praha<text:s/>6 ze dne 7. 12. 2017, č.j. MCP6<text:s/>129663/2017, TAJ 107/17/CHUP</text:p>
      <text:p text:style-name="P22">Žaloba ve veřejném zájmu ze dne 23. 7. 2012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PIHR*</text:span>*KVOPX008PIHR*</text:p>
        <text:p text:style-name="P12"><text:span text:style-name="T13">KVOPX008PIHR</text:span>KVOPX008PIH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2T08:09:00Z</meta:creation-date>
    <dc:date>2018-09-12T08:09:00Z</dc:date>
    <meta:print-date>2016-06-27T07:08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01" meta:character-count="1390" meta:row-count="9" meta:non-whitespace-character-count="1191"/>
  </office:meta>
</office:document-meta>
</file>